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1ce" officeooo:paragraph-rsid="00014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scapy</text:p>
      <text:p text:style-name="P1"/>
      <text:p text:style-name="P1">a = IPv6()</text:p>
      <text:p text:style-name="P1">a.dst = “ff02::1” #this is the broadcast address for solicited nodes</text:p>
      <text:p text:style-name="P1">b = ICMPv6ND_RA() #this tells scapy to do neighbor discovery / router advertisement</text:p>
      <text:p text:style-name="P1">c = ICMPv6NDOptSrcLLAddr()</text:p>
      <text:p text:style-name="P1">c.lladr = “fa:16:3e:ab:e9:90” #this sets the neighbor discovery to have our host mac address</text:p>
      <text:p text:style-name="P1">d = ICMPv6NDOptMTU() </text:p>
      <text:p text:style-name="P1">e = ICMPv6NDOptPrefixInfo()</text:p>
      <text:p text:style-name="P1">e.prefixlen = 64 #sets the prefix length to 64bytes</text:p>
      <text:p text:style-name="P1">e.prefix = “dd88::” #sets the prefix to dd88 so we can find it on the windows box</text:p>
      <text:p text:style-name="P1">send(a/b/c/d/e, iface=”eth0”) #This sends the packet</text:p>
      <text:p text:style-name="P1"/>
      <text:p text:style-name="P1">Basically, we’re announcing across the broadcast address a Neighbor discovery action, which in turn will populate the ipconfig/ifconfig of any other boxes in the short ru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2:40:21.360419042</meta:creation-date>
    <dc:date>2018-11-29T12:48:01.593204527</dc:date>
    <meta:editing-duration>PT7M40S</meta:editing-duration>
    <meta:editing-cycles>1</meta:editing-cycles>
    <meta:document-statistic meta:table-count="0" meta:image-count="0" meta:object-count="0" meta:page-count="1" meta:paragraph-count="12" meta:word-count="110" meta:character-count="691" meta:non-whitespace-character-count="592"/>
    <meta:generator>LibreOffice/5.2.7.2$Linux_X86_64 LibreOffice_project/20m0$Build-2</meta:generator>
  </office:meta>
</office:document-meta>
</file>